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D300000044D70210C1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zenika-titre-title">
      <style:graphic-properties draw:fill-color="#ffffff" draw:auto-grow-height="true" fo:min-height="2.771cm"/>
    </style:style>
    <style:style style:name="pr2" style:family="presentation" style:parent-style-name="zenika-titre-outline1">
      <style:graphic-properties draw:fill-color="#ffffff" fo:min-height="13.779cm"/>
    </style:style>
    <style:style style:name="pr3" style:family="presentation" style:parent-style-name="zenika-titre-notes">
      <style:graphic-properties draw:fill-color="#ffffff" draw:auto-grow-height="true" fo:min-height="11.393cm"/>
    </style:style>
    <style:style style:name="pr4" style:family="presentation" style:parent-style-name="zenika-titre-title">
      <style:graphic-properties fo:min-height="2.77cm"/>
    </style:style>
    <style:style style:name="pr5" style:family="presentation" style:parent-style-name="zenika-titre-outline1">
      <style:graphic-properties fo:min-height="14.029cm"/>
    </style:style>
    <style:style style:name="pr6" style:family="presentation" style:parent-style-name="zenika-titre-notes">
      <style:graphic-properties draw:fill-color="#ffffff" fo:min-height="11.39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59cm" fo:margin-right="0cm" fo:text-indent="-0.59cm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Plan</presentation:footer-decl>
      <draw:page draw:name="page1" draw:style-name="dp1" draw:master-page-name="zenika-titre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Plan (1/2)</text:p>
          </draw:text-box>
        </draw:frame>
        <draw:frame presentation:style-name="pr2" draw:text-style-name="P2" draw:layer="layout" svg:width="23.438cm" svg:height="13.779cm" svg:x="0.981cm" svg:y="4.236cm" presentation:class="outline" presentation:user-transformed="true">
          <draw:text-box>
            <text:list text:style-name="L2">
              <text:list-item>
                <text:p text:style-name="P1"><text:span text:style-name="T1">Introduction &amp; première mise en oeuvre</text:span></text:p>
                <text:list>
                  <text:list-item>
                    <text:p>Principes de Maven</text:p>
                  </text:list-item>
                  <text:list-item>
                    <text:p>The Project Object Model</text:p>
                  </text:list-item>
                  <text:list-item>
                    <text:p>Repository Maven &amp; Organisation</text:p>
                  </text:list-item>
                  <text:list-item>
                    <text:p>Mise en place (Installation et configuration)</text:p>
                  </text:list-item>
                  <text:list-item>
                    <text:p>Modèle de gestion de dépendances</text:p>
                    <text:p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zenika-titre" presentation:presentation-page-layout-name="AL1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Plan (2/2)</text:p>
          </draw:text-box>
        </draw:frame>
        <draw:frame presentation:style-name="pr5" draw:layer="layout" svg:width="23.438cm" svg:height="14.029cm" svg:x="0.981cm" svg:y="4.233cm" presentation:class="outline" presentation:user-transformed="true">
          <draw:text-box>
            <text:list text:style-name="L2">
              <text:list-item>
                <text:p><text:span text:style-name="T1">Au coeur de Maven</text:span></text:p>
                <text:list>
                  <text:list-item>
                    <text:p>Le cycle de construction d'un projet</text:p>
                  </text:list-item>
                  <text:list-item>
                    <text:p>Exécution de plugins</text:p>
                  </text:list-item>
                  <text:list-item>
                    <text:p>Archetype et Assembly</text:p>
                  </text:list-item>
                  <text:list-item>
                    <text:p>Les profils</text:p>
                  </text:list-item>
                  <text:list-item>
                    <text:p>La gestion de configuration</text:p>
                  </text:list-item>
                </text:list>
                <text:p><text:span text:style-name="T1"/></text:p>
              </text:list-item>
              <text:list-item>
                <text:p><text:span text:style-name="T1">Test, Qualité de code</text:span></text:p>
                <text:list>
                  <text:list-item>
                    <text:p>L'exécution des tests</text:p>
                  </text:list-item>
                  <text:list-item>
                    <text:p>Qualité de code et traitement des résultats</text:p>
                  </text:list-item>
                  <text:list-item>
                    <text:p><text:span text:style-name="T2">Intégration au sein d'une usine logicielle - Bon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zenika-titre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-backgroundobjects" style:family="presentation">
      <style:graphic-properties draw:shadow="hidden" draw:shadow-offset-x="0.3cm" draw:shadow-offset-y="0.3cm" draw:shadow-color="#808080">
        <text:list-style style:name="zenika-titre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-titre-notes" style:family="presentation">
      <style:graphic-properties draw:stroke="none" draw:fill="none">
        <text:list-style style:name="zenika-titr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titre-outline1" style:family="presentation">
      <style:graphic-properties draw:stroke="none" draw:fill="none">
        <text:list-style style:name="zenika-titre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-outline2" style:family="presentation" style:parent-style-name="zenika-titre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zenika-titre-outline3" style:family="presentation" style:parent-style-name="zenika-titre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zenika-titre-outline4" style:family="presentation" style:parent-style-name="zenika-titre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5" style:family="presentation" style:parent-style-name="zenika-titre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6" style:family="presentation" style:parent-style-name="zenika-titre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7" style:family="presentation" style:parent-style-name="zenika-titre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8" style:family="presentation" style:parent-style-name="zenika-titre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9" style:family="presentation" style:parent-style-name="zenika-titre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subtitle" style:family="presentation">
      <style:graphic-properties draw:stroke="none" draw:fill="none" draw:textarea-vertical-align="middle">
        <text:list-style style:name="zenika-titre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-title" style:family="presentation">
      <style:graphic-properties draw:stroke="none" draw:fill="none" draw:textarea-vertical-align="middle">
        <text:list-style style:name="zenika-titre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new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new-backgroundobjects" style:family="presentation">
      <style:graphic-properties draw:shadow="hidden" draw:shadow-offset-x="0.3cm" draw:shadow-offset-y="0.3cm" draw:shadow-color="#808080">
        <text:list-style style:name="zenika-new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-new-notes" style:family="presentation">
      <style:graphic-properties draw:stroke="none" draw:fill="none">
        <text:list-style style:name="zenika-new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new-outline1" style:family="presentation">
      <style:graphic-properties draw:stroke="none" draw:fill="none">
        <text:list-style style:name="zenika-new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new-outline2" style:family="presentation" style:parent-style-name="zenika-new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zenika-new-outline3" style:family="presentation" style:parent-style-name="zenika-new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zenika-new-outline4" style:family="presentation" style:parent-style-name="zenika-new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5" style:family="presentation" style:parent-style-name="zenika-new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6" style:family="presentation" style:parent-style-name="zenika-new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7" style:family="presentation" style:parent-style-name="zenika-new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8" style:family="presentation" style:parent-style-name="zenika-new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9" style:family="presentation" style:parent-style-name="zenika-new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subtitle" style:family="presentation">
      <style:graphic-properties draw:stroke="none" draw:fill="none" draw:textarea-vertical-align="middle">
        <text:list-style style:name="zenika-new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new-title" style:family="presentation">
      <style:graphic-properties draw:stroke="none" draw:fill="none" draw:textarea-vertical-align="middle">
        <text:list-style style:name="zenika-new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zenika-titre-title">
      <style:graphic-properties draw:fill-color="#ffffff" draw:auto-grow-height="false" fo:min-height="3.181cm"/>
    </style:style>
    <style:style style:name="Mpr2" style:family="presentation" style:parent-style-name="zenika-titre-outline1">
      <style:graphic-properties draw:fill-color="#ffffff" draw:auto-grow-height="false" fo:min-height="12.573cm"/>
    </style:style>
    <style:style style:name="Mpr3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new-title">
      <style:graphic-properties draw:fill-color="#ffffff" draw:auto-grow-height="false" fo:min-height="3.181cm"/>
    </style:style>
    <style:style style:name="Mpr8" style:family="presentation" style:parent-style-name="zenika-new-outline1">
      <style:graphic-properties draw:fill-color="#ffffff" draw:auto-grow-height="false" fo:min-height="12.573cm"/>
    </style:style>
    <style:style style:name="Mpr9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text:enable-numbering="false"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2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4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P15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6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fo:font-family="Arial" style:font-family-generic="swiss" style:font-pitch="variable" fo:font-size="9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969696" fo:font-family="Arial" style:font-family-generic="swiss" style:font-pitch="variable" fo:font-size="9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zenika-titre" style:page-layout-name="PM1" draw:style-name="Mdp1">
      <draw:custom-shape draw:style-name="Mgr3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2" draw:layer="backgroundobjects" svg:width="3.006cm" svg:height="0.44cm" svg:x="0.094cm" svg:y="18.36cm">
        <text:p text:style-name="MP11"><text:span text:style-name="MT3">Zenika © 2011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0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4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-title" draw:layer="backgroundobjects" svg:width="12.572cm" svg:height="9.489cm" svg:x="3.219cm" svg:y="1.908cm" presentation:class="page"/>
        <draw:frame presentation:style-name="zenika-titre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zenika-new" style:page-layout-name="PM1" draw:style-name="Mdp1">
      <draw:custom-shape draw:style-name="Mgr3" draw:text-style-name="MP6" draw:layer="backgroundobjects" svg:width="25.501cm" svg:height="16.051cm" svg:x="0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8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6" draw:layer="backgroundobjects" svg:width="1.9cm" svg:height="0.578cm" svg:x="23.5cm" svg:y="18.322cm">
        <text:p text:style-name="MP15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3.006cm" svg:height="0.44cm" svg:x="0.094cm" svg:y="18.36cm">
        <text:p text:style-name="MP11"><text:span text:style-name="MT3">Zenika © 2008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0cm" svg:y="0cm">
          <text:p/>
        </draw:rect>
        <draw:custom-shape draw:style-name="Mgr10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new-title" draw:layer="backgroundobjects" svg:width="12.572cm" svg:height="9.489cm" svg:x="3.219cm" svg:y="1.908cm" presentation:class="page"/>
        <draw:frame presentation:style-name="zenika-new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2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0$Unix OpenOffice.org_project/410m18$Build-9764</meta:generator>
    <meta:initial-creator>Grégory BOISSINOT</meta:initial-creator>
    <meta:creation-date>2008-03-10T13:37:04</meta:creation-date>
    <dc:date>2014-10-06T14:22:01</dc:date>
    <meta:editing-cycles>101</meta:editing-cycles>
    <meta:editing-duration>PT9H40M50S</meta:editing-duration>
    <dc:creator>Olivier HUBER</dc:creator>
    <meta:document-statistic meta:object-count="59"/>
    <meta:user-defined meta:name="Info 1"/>
    <meta:user-defined meta:name="Info 2"/>
    <meta:user-defined meta:name="Info 3"/>
    <meta:user-defined meta:name="Info 4"/>
  </office:meta>
</office:document-meta>
</file>